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Heading_20_2">
      <style:text-properties fo:font-weight="bold"/>
    </style:style>
    <style:style style:name="P3" style:family="paragraph" style:parent-style-name="Heading_20_3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Estructura de repositorio propuesta</text:span></text:h>
      <text:p text:style-name="Preformatted_20_Text"><text:span text:style-name="Source_20_Text">pqr-hybrid-lakehouse/</text:span></text:p>
      <text:p text:style-name="Preformatted_20_Text"><text:span text:style-name="Source_20_Text">├─ README.md</text:span></text:p>
      <text:p text:style-name="Preformatted_20_Text"><text:span text:style-name="Source_20_Text">├─ LICENSE</text:span></text:p>
      <text:p text:style-name="Preformatted_20_Text"><text:span text:style-name="Source_20_Text">├─ CHANGELOG.md</text:span></text:p>
      <text:p text:style-name="Preformatted_20_Text"><text:span text:style-name="Source_20_Text">├─ .gitignore</text:span></text:p>
      <text:p text:style-name="Preformatted_20_Text"><text:span text:style-name="Source_20_Text">├─ .editorconfig</text:span></text:p>
      <text:p text:style-name="Preformatted_20_Text"><text:span text:style-name="Source_20_Text">├─ Makefile</text:span></text:p>
      <text:p text:style-name="Preformatted_20_Text"><text:span text:style-name="Source_20_Text">├─ justfile <text:s text:c="25"/># opcional, si te gusta just</text:span></text:p>
      <text:p text:style-name="Preformatted_20_Text"><text:span text:style-name="Source_20_Text">├─ .env.example</text:span></text:p>
      <text:p text:style-name="Preformatted_20_Text"><text:span text:style-name="Source_20_Text">├─ .github/</text:span></text:p>
      <text:p text:style-name="Preformatted_20_Text"><text:span text:style-name="Source_20_Text">│ <text:s/>├─ workflows/</text:span></text:p>
      <text:p text:style-name="Preformatted_20_Text"><text:span text:style-name="Source_20_Text">│ <text:s/>│ <text:s/>├─ ci.yml <text:s text:c="22"/># lint, tests, contracts, build images</text:span></text:p>
      <text:p text:style-name="Preformatted_20_Text"><text:span text:style-name="Source_20_Text">│ <text:s/>│ <text:s/>└─ release.yml <text:s text:c="17"/># tags + changelog</text:span></text:p>
      <text:p text:style-name="Preformatted_20_Text"><text:span text:style-name="Source_20_Text">│ <text:s/>└─ CODEOWNERS</text:span></text:p>
      <text:p text:style-name="Preformatted_20_Text"><text:span text:style-name="Source_20_Text">│</text:span></text:p>
      <text:p text:style-name="Preformatted_20_Text"><text:span text:style-name="Source_20_Text">├─ docs/</text:span></text:p>
      <text:p text:style-name="Preformatted_20_Text"><text:span text:style-name="Source_20_Text">│ <text:s/>├─ 00-overview/</text:span></text:p>
      <text:p text:style-name="Preformatted_20_Text"><text:span text:style-name="Source_20_Text">│ <text:s/>│ <text:s/>├─ SYSTEM-OVERVIEW.md</text:span></text:p>
      <text:p text:style-name="Preformatted_20_Text"><text:span text:style-name="Source_20_Text">│ <text:s/>│ <text:s/>└─ SCOPE-MVP.md</text:span></text:p>
      <text:p text:style-name="Preformatted_20_Text"><text:span text:style-name="Source_20_Text">│ <text:s/>├─ 01-architecture/</text:span></text:p>
      <text:p text:style-name="Preformatted_20_Text"><text:span text:style-name="Source_20_Text">│ <text:s/>│ <text:s/>├─ ARCH-PRINCIPLES.md</text:span></text:p>
      <text:p text:style-name="Preformatted_20_Text"><text:span text:style-name="Source_20_Text">│ <text:s/>│ <text:s/>├─ ARCH-PRINCIPLES-MAP.puml</text:span></text:p>
      <text:p text:style-name="Preformatted_20_Text"><text:span text:style-name="Source_20_Text">│ <text:s/>│ <text:s/>├─ ARCH-EVOLUTION-MVP-F2-F3.puml</text:span></text:p>
      <text:p text:style-name="Preformatted_20_Text"><text:span text:style-name="Source_20_Text">│ <text:s/>│ <text:s/>├─ C4-CONTEXT.puml</text:span></text:p>
      <text:p text:style-name="Preformatted_20_Text"><text:span text:style-name="Source_20_Text">│ <text:s/>│ <text:s/>├─ C4-CONTAINERS.puml</text:span></text:p>
      <text:p text:style-name="Preformatted_20_Text"><text:span text:style-name="Source_20_Text">│ <text:s/>│ <text:s/>└─ diagrams/ <text:s text:c="19"/># svg generados (artefactos)</text:span></text:p>
      <text:p text:style-name="Preformatted_20_Text"><text:span text:style-name="Source_20_Text">│ <text:s/>├─ 02-adr/</text:span></text:p>
      <text:p text:style-name="Preformatted_20_Text"><text:span text:style-name="Source_20_Text">│ <text:s/>│ <text:s/>├─ ADR-0001-...md</text:span></text:p>
      <text:p text:style-name="Preformatted_20_Text"><text:span text:style-name="Source_20_Text">│ <text:s/>│ <text:s/>├─ ...</text:span></text:p>
      <text:p text:style-name="Preformatted_20_Text"><text:span text:style-name="Source_20_Text">│ <text:s/>│ <text:s/>├─ ADR-0013-no-iceberg-delta-en-mvp.md</text:span></text:p>
      <text:p text:style-name="Preformatted_20_Text"><text:span text:style-name="Source_20_Text">│ <text:s/>│ <text:s/>├─ ADR-0014-fase-2-evolucion-lakehouse.md</text:span></text:p>
      <text:p text:style-name="Preformatted_20_Text"><text:span text:style-name="Source_20_Text">│ <text:s/>│ <text:s/>└─ ADR-0015-fase-3-industrializacion.md</text:span></text:p>
      <text:p text:style-name="Preformatted_20_Text"><text:span text:style-name="Source_20_Text">│ <text:s/>├─ 03-runbooks/</text:span></text:p>
      <text:p text:style-name="Preformatted_20_Text"><text:span text:style-name="Source_20_Text">│ <text:s/>│ <text:s/>├─ RUNBOOK-local-dev.md</text:span></text:p>
      <text:p text:style-name="Preformatted_20_Text"><text:span text:style-name="Source_20_Text">│ <text:s/>│ <text:s/>├─ RUNBOOK-operations.md</text:span></text:p>
      <text:p text:style-name="Preformatted_20_Text"><text:span text:style-name="Source_20_Text">│ <text:s/>│ <text:s/>├─ RUNBOOK-incidents.md</text:span></text:p>
      <text:p text:style-name="Preformatted_20_Text"><text:span text:style-name="Source_20_Text">│ <text:s/>│ <text:s/>└─ RUNBOOK-troubleshooting.md</text:span></text:p>
      <text:p text:style-name="Preformatted_20_Text"><text:span text:style-name="Source_20_Text">│ <text:s/>├─ 04-guides/</text:span></text:p>
      <text:p text:style-name="Preformatted_20_Text"><text:span text:style-name="Source_20_Text">│ <text:s/>│ <text:s/>├─ GUIDE-day-by-day.md</text:span></text:p>
      <text:p text:style-name="Preformatted_20_Text"><text:span text:style-name="Source_20_Text">│ <text:s/>│ <text:s/>├─ GUIDE-dask.md</text:span></text:p>
      <text:p text:style-name="Preformatted_20_Text"><text:span text:style-name="Source_20_Text">│ <text:s/>│ <text:s/>├─ GUIDE-prefect.md</text:span></text:p>
      <text:p text:style-name="Preformatted_20_Text"><text:span text:style-name="Source_20_Text">│ <text:s/>│ <text:s/>├─ GUIDE-rustfs.md</text:span></text:p>
      <text:p text:style-name="Preformatted_20_Text"><text:span text:style-name="Source_20_Text">│ <text:s/>│ <text:s/>└─ GUIDE-metabase.md</text:span></text:p>
      <text:p text:style-name="Preformatted_20_Text"><text:span text:style-name="Source_20_Text">│ <text:s/>└─ 99-appendix/</text:span></text:p>
      <text:p text:style-name="Preformatted_20_Text"><text:span text:style-name="Source_20_Text">│ <text:s text:c="4"/>├─ glossary.md</text:span></text:p>
      <text:p text:style-name="Preformatted_20_Text"><text:span text:style-name="Source_20_Text">│ <text:s text:c="4"/>└─ references.md</text:span></text:p>
      <text:p text:style-name="Preformatted_20_Text"><text:span text:style-name="Source_20_Text">│</text:span></text:p>
      <text:p text:style-name="Preformatted_20_Text"><text:span text:style-name="Source_20_Text">├─ data/</text:span></text:p>
      <text:p text:style-name="Preformatted_20_Text"><text:span text:style-name="Source_20_Text">│ <text:s/>├─ contracts/</text:span></text:p>
      <text:p text:style-name="Preformatted_20_Text"><text:span text:style-name="Source_20_Text">│ <text:s/>│ <text:s/>├─ v1/</text:span></text:p>
      <text:p text:style-name="Preformatted_20_Text"><text:span text:style-name="Source_20_Text">│ <text:s/>│ <text:s/>│ <text:s/>├─ raw/</text:span></text:p>
      <text:p text:style-name="Preformatted_20_Text"><text:span text:style-name="Source_20_Text">│ <text:s/>│ <text:s/>│ <text:s/>│ <text:s/>└─ RAW-EMAIL.schema.json</text:span></text:p>
      <text:p text:style-name="Preformatted_20_Text"><text:span text:style-name="Source_20_Text">│ <text:s/>│ <text:s/>│ <text:s/>├─ bronze/</text:span></text:p>
      <text:p text:style-name="Preformatted_20_Text"><text:span text:style-name="Source_20_Text">│ <text:s/>│ <text:s/>│ <text:s/>│ <text:s/>└─ BRONZE-email.md</text:span></text:p>
      <text:p text:style-name="Preformatted_20_Text"><text:span text:style-name="Source_20_Text">│ <text:s/>│ <text:s/>│ <text:s/>├─ silver/</text:span></text:p>
      <text:p text:style-name="Preformatted_20_Text"><text:span text:style-name="Source_20_Text">│ <text:s/>│ <text:s/>│ <text:s/>│ <text:s/>└─ SILVER-email.md</text:span></text:p>
      <text:p text:style-name="Preformatted_20_Text"><text:soft-page-break/><text:span text:style-name="Source_20_Text">│ <text:s/>│ <text:s/>│ <text:s/>├─ gold/</text:span></text:p>
      <text:p text:style-name="Preformatted_20_Text"><text:span text:style-name="Source_20_Text">│ <text:s/>│ <text:s/>│ <text:s/>│ <text:s/>└─ GOLD-kpis.md</text:span></text:p>
      <text:p text:style-name="Preformatted_20_Text"><text:span text:style-name="Source_20_Text">│ <text:s/>│ <text:s/>│ <text:s/>└─ governance/</text:span></text:p>
      <text:p text:style-name="Preformatted_20_Text"><text:span text:style-name="Source_20_Text">│ <text:s/>│ <text:s/>│ <text:s text:c="4"/>├─ DATA-LAYOUT-S3.md</text:span></text:p>
      <text:p text:style-name="Preformatted_20_Text"><text:span text:style-name="Source_20_Text">│ <text:s/>│ <text:s/>│ <text:s text:c="4"/>├─ NAMING-CONVENTIONS.md</text:span></text:p>
      <text:p text:style-name="Preformatted_20_Text"><text:span text:style-name="Source_20_Text">│ <text:s/>│ <text:s/>│ <text:s text:c="4"/>└─ DATA-QUALITY-CHECKS.md</text:span></text:p>
      <text:p text:style-name="Preformatted_20_Text"><text:span text:style-name="Source_20_Text">│ <text:s/>│ <text:s/>├─ README.md</text:span></text:p>
      <text:p text:style-name="Preformatted_20_Text"><text:span text:style-name="Source_20_Text">│ <text:s/>│ <text:s/>└─ CHANGELOG.md <text:s text:c="16"/># cambios de contratos</text:span></text:p>
      <text:p text:style-name="Preformatted_20_Text"><text:span text:style-name="Source_20_Text">│ <text:s/>├─ samples/ <text:s text:c="23"/># ejemplos pequeños para docencia</text:span></text:p>
      <text:p text:style-name="Preformatted_20_Text"><text:span text:style-name="Source_20_Text">│ <text:s/>│ <text:s/>└─ raw-email-example.jsonl</text:span></text:p>
      <text:p text:style-name="Preformatted_20_Text"><text:span text:style-name="Source_20_Text">│ <text:s/>└─ seeds/ <text:s text:c="25"/># opcional: seeds para demo local</text:span></text:p>
      <text:p text:style-name="Preformatted_20_Text"><text:span text:style-name="Source_20_Text">│ <text:s text:c="4"/>└─ postgres/</text:span></text:p>
      <text:p text:style-name="Preformatted_20_Text"><text:span text:style-name="Source_20_Text">│ <text:s text:c="7"/>└─ seed_gold_demo.sql</text:span></text:p>
      <text:p text:style-name="Preformatted_20_Text"><text:span text:style-name="Source_20_Text">│</text:span></text:p>
      <text:p text:style-name="Preformatted_20_Text"><text:span text:style-name="Source_20_Text">├─ infra/</text:span></text:p>
      <text:p text:style-name="Preformatted_20_Text"><text:span text:style-name="Source_20_Text">│ <text:s/>├─ compose/</text:span></text:p>
      <text:p text:style-name="Preformatted_20_Text"><text:span text:style-name="Source_20_Text">│ <text:s/>│ <text:s/>├─ docker-compose.yml</text:span></text:p>
      <text:p text:style-name="Preformatted_20_Text"><text:span text:style-name="Source_20_Text">│ <text:s/>│ <text:s/>├─ docker-compose.observability.yml</text:span></text:p>
      <text:p text:style-name="Preformatted_20_Text"><text:span text:style-name="Source_20_Text">│ <text:s/>│ <text:s/>├─ docker-compose.bi.yml</text:span></text:p>
      <text:p text:style-name="Preformatted_20_Text"><text:span text:style-name="Source_20_Text">│ <text:s/>│ <text:s/>└─ profiles.md <text:s text:c="17"/># qué levanta cada perfil</text:span></text:p>
      <text:p text:style-name="Preformatted_20_Text"><text:span text:style-name="Source_20_Text">│ <text:s/>├─ grafana/</text:span></text:p>
      <text:p text:style-name="Preformatted_20_Text"><text:span text:style-name="Source_20_Text">│ <text:s/>│ <text:s/>├─ dashboards/</text:span></text:p>
      <text:p text:style-name="Preformatted_20_Text"><text:span text:style-name="Source_20_Text">│ <text:s/>│ <text:s/>└─ provisioning/</text:span></text:p>
      <text:p text:style-name="Preformatted_20_Text"><text:span text:style-name="Source_20_Text">│ <text:s/>├─ prometheus/</text:span></text:p>
      <text:p text:style-name="Preformatted_20_Text"><text:span text:style-name="Source_20_Text">│ <text:s/>│ <text:s/>└─ prometheus.yml</text:span></text:p>
      <text:p text:style-name="Preformatted_20_Text"><text:span text:style-name="Source_20_Text">│ <text:s/>├─ metabase/</text:span></text:p>
      <text:p text:style-name="Preformatted_20_Text"><text:span text:style-name="Source_20_Text">│ <text:s/>│ <text:s/>└─ init/</text:span></text:p>
      <text:p text:style-name="Preformatted_20_Text"><text:span text:style-name="Source_20_Text">│ <text:s/>├─ supabase/</text:span></text:p>
      <text:p text:style-name="Preformatted_20_Text"><text:span text:style-name="Source_20_Text">│ <text:s/>│ <text:s/>├─ migrations/</text:span></text:p>
      <text:p text:style-name="Preformatted_20_Text"><text:span text:style-name="Source_20_Text">│ <text:s/>│ <text:s/>└─ policies/</text:span></text:p>
      <text:p text:style-name="Preformatted_20_Text"><text:span text:style-name="Source_20_Text">│ <text:s/>└─ rustfs/</text:span></text:p>
      <text:p text:style-name="Preformatted_20_Text"><text:span text:style-name="Source_20_Text">│ <text:s text:c="4"/>├─ config/</text:span></text:p>
      <text:p text:style-name="Preformatted_20_Text"><text:span text:style-name="Source_20_Text">│ <text:s text:c="4"/>└─ init/</text:span></text:p>
      <text:p text:style-name="Preformatted_20_Text"><text:span text:style-name="Source_20_Text">│</text:span></text:p>
      <text:p text:style-name="Preformatted_20_Text"><text:span text:style-name="Source_20_Text">├─ apps/</text:span></text:p>
      <text:p text:style-name="Preformatted_20_Text"><text:span text:style-name="Source_20_Text">│ <text:s/>├─ generator/ <text:s text:c="21"/># genera emails sintéticos (raw)</text:span></text:p>
      <text:p text:style-name="Preformatted_20_Text"><text:span text:style-name="Source_20_Text">│ <text:s/>│ <text:s/>├─ README.md</text:span></text:p>
      <text:p text:style-name="Preformatted_20_Text"><text:span text:style-name="Source_20_Text">│ <text:s/>│ <text:s/>├─ pyproject.toml</text:span></text:p>
      <text:p text:style-name="Preformatted_20_Text"><text:span text:style-name="Source_20_Text">│ <text:s/>│ <text:s/>└─ src/pqr_generator/...</text:span></text:p>
      <text:p text:style-name="Preformatted_20_Text"><text:span text:style-name="Source_20_Text">│ <text:s/>├─ pipelines/ <text:s text:c="21"/># flows Prefect + tasks Dask</text:span></text:p>
      <text:p text:style-name="Preformatted_20_Text"><text:span text:style-name="Source_20_Text">│ <text:s/>│ <text:s/>├─ README.md</text:span></text:p>
      <text:p text:style-name="Preformatted_20_Text"><text:span text:style-name="Source_20_Text">│ <text:s/>│ <text:s/>├─ pyproject.toml</text:span></text:p>
      <text:p text:style-name="Preformatted_20_Text"><text:span text:style-name="Source_20_Text">│ <text:s/>│ <text:s/>└─ src/pqr_pipelines/...</text:span></text:p>
      <text:p text:style-name="Preformatted_20_Text"><text:span text:style-name="Source_20_Text">│ <text:s/>├─ ai/ <text:s text:c="28"/># extracción/clasificación (silver)</text:span></text:p>
      <text:p text:style-name="Preformatted_20_Text"><text:span text:style-name="Source_20_Text">│ <text:s/>│ <text:s/>├─ README.md</text:span></text:p>
      <text:p text:style-name="Preformatted_20_Text"><text:span text:style-name="Source_20_Text">│ <text:s/>│ <text:s/>├─ pyproject.toml</text:span></text:p>
      <text:p text:style-name="Preformatted_20_Text"><text:span text:style-name="Source_20_Text">│ <text:s/>│ <text:s/>└─ src/pqr_ai/...</text:span></text:p>
      <text:p text:style-name="Preformatted_20_Text"><text:span text:style-name="Source_20_Text">│ <text:s/>├─ dashboard-streamlit/</text:span></text:p>
      <text:p text:style-name="Preformatted_20_Text"><text:span text:style-name="Source_20_Text">│ <text:s/>│ <text:s/>├─ README.md</text:span></text:p>
      <text:p text:style-name="Preformatted_20_Text"><text:span text:style-name="Source_20_Text">│ <text:s/>│ <text:s/>└─ app.py</text:span></text:p>
      <text:p text:style-name="Preformatted_20_Text"><text:span text:style-name="Source_20_Text">│ <text:s/>└─ admin/ <text:s text:c="25"/># opcional: scripts de admin/ops</text:span></text:p>
      <text:p text:style-name="Preformatted_20_Text"><text:span text:style-name="Source_20_Text">│ <text:s text:c="4"/>└─ ...</text:span></text:p>
      <text:p text:style-name="Preformatted_20_Text"><text:span text:style-name="Source_20_Text">│</text:span></text:p>
      <text:p text:style-name="Preformatted_20_Text"><text:span text:style-name="Source_20_Text">├─ db/</text:span></text:p>
      <text:p text:style-name="Preformatted_20_Text"><text:span text:style-name="Source_20_Text">│ <text:s/>├─ sql/</text:span></text:p>
      <text:p text:style-name="Preformatted_20_Text"><text:span text:style-name="Source_20_Text">│ <text:s/>│ <text:s/>├─ schema/</text:span></text:p>
      <text:p text:style-name="Preformatted_20_Text"><text:span text:style-name="Source_20_Text">│ <text:s/>│ <text:s/>│ <text:s/>├─ core.sql</text:span></text:p>
      <text:p text:style-name="Preformatted_20_Text"><text:span text:style-name="Source_20_Text">│ <text:s/>│ <text:s/>│ <text:s/>├─ meta.sql</text:span></text:p>
      <text:p text:style-name="Preformatted_20_Text"><text:span text:style-name="Source_20_Text">│ <text:s/>│ <text:s/>│ <text:s/>└─ gold.sql</text:span></text:p>
      <text:p text:style-name="Preformatted_20_Text"><text:soft-page-break/><text:span text:style-name="Source_20_Text">│ <text:s/>│ <text:s/>├─ views/</text:span></text:p>
      <text:p text:style-name="Preformatted_20_Text"><text:span text:style-name="Source_20_Text">│ <text:s/>│ <text:s/>└─ rpcs/</text:span></text:p>
      <text:p text:style-name="Preformatted_20_Text"><text:span text:style-name="Source_20_Text">│ <text:s/>├─ README.md</text:span></text:p>
      <text:p text:style-name="Preformatted_20_Text"><text:span text:style-name="Source_20_Text">│ <text:s/>└─ migrations/ <text:s text:c="20"/># si no usas supabase migrations aquí</text:span></text:p>
      <text:p text:style-name="Preformatted_20_Text"><text:span text:style-name="Source_20_Text">│</text:span></text:p>
      <text:p text:style-name="Preformatted_20_Text"><text:span text:style-name="Source_20_Text">├─ scripts/</text:span></text:p>
      <text:p text:style-name="Preformatted_20_Text"><text:span text:style-name="Source_20_Text">│ <text:s/>├─ build-diagrams.sh <text:s text:c="14"/># puml -&gt; svg</text:span></text:p>
      <text:p text:style-name="Preformatted_20_Text"><text:span text:style-name="Source_20_Text">│ <text:s/>├─ lint.sh</text:span></text:p>
      <text:p text:style-name="Preformatted_20_Text"><text:span text:style-name="Source_20_Text">│ <text:s/>├─ smoke-test.sh <text:s text:c="18"/># e2e minimal</text:span></text:p>
      <text:p text:style-name="Preformatted_20_Text"><text:span text:style-name="Source_20_Text">│ <text:s/>└─ local-reset.sh</text:span></text:p>
      <text:p text:style-name="Preformatted_20_Text"><text:span text:style-name="Source_20_Text">│</text:span></text:p>
      <text:p text:style-name="Preformatted_20_Text"><text:span text:style-name="Source_20_Text">├─ tests/</text:span></text:p>
      <text:p text:style-name="Preformatted_20_Text"><text:span text:style-name="Source_20_Text">│ <text:s/>├─ contracts/ <text:s text:c="21"/># validación schemas/specs</text:span></text:p>
      <text:p text:style-name="Preformatted_20_Text"><text:span text:style-name="Source_20_Text">│ <text:s/>├─ pipelines/</text:span></text:p>
      <text:p text:style-name="Preformatted_20_Text"><text:span text:style-name="Source_20_Text">│ <text:s/>└─ e2e/</text:span></text:p>
      <text:p text:style-name="Preformatted_20_Text"><text:span text:style-name="Source_20_Text">│</text:span></text:p>
      <text:p text:style-name="Preformatted_20_Text"><text:span text:style-name="Source_20_Text">└─ notebooks/ <text:s text:c="24"/># para docencia (opcionales)</text:span></text:p>
      <text:p text:style-name="Preformatted_20_Text"><text:span text:style-name="Source_20_Text"><text:s text:c="3"/>├─ 00-intro.ipynb</text:span></text:p>
      <text:p text:style-name="Preformatted_20_Text"><text:span text:style-name="Source_20_Text"><text:s text:c="3"/>├─ 01-raw-to-bronze.ipynb</text:span></text:p>
      <text:p text:style-name="Preformatted_20_Text"><text:span text:style-name="Source_20_Text"><text:s text:c="3"/>├─ 02-bronze-to-silver-ai.ipynb</text:span></text:p>
      <text:p text:style-name="P1"><text:span text:style-name="Source_20_Text"><text:s text:c="3"/>└─ 03-silver-to-gold-kpis.ipynb</text:span></text:p>
      <text:h text:style-name="P2" text:outline-level="2">Reglas de oro (para que no se degrade con el tiempo)</text:h>
      <text:p text:style-name="Text_20_body"/>
      <text:h text:style-name="P3" text:outline-level="3">1) </text:h>
      <text:h text:style-name="P3" text:outline-level="3">docs/</text:h>
      <text:h text:style-name="Heading_20_3" text:outline-level="3"> <text:span text:style-name="T1">es “autoridad documental”</text:span></text:h>
      <text:list text:style-name="L1">
        <text:list-item>
          <text:p text:style-name="P4">Arquitectura, ADR, runbooks y guías viven ahí.</text:p>
        </text:list-item>
        <text:list-item>
          <text:p text:style-name="P4">Nada de scripts sueltos dentro de docs.</text:p>
        </text:list-item>
      </text:list>
      <text:p text:style-name="Text_20_body"/>
      <text:h text:style-name="P3" text:outline-level="3">2) </text:h>
      <text:h text:style-name="P3" text:outline-level="3">data/contracts/</text:h>
      <text:h text:style-name="Heading_20_3" text:outline-level="3"> <text:span text:style-name="T1">es “contrato, no dataset”</text:span></text:h>
      <text:list text:style-name="L2">
        <text:list-item>
          <text:p text:style-name="P5">Solo specs, schemas, governance.</text:p>
        </text:list-item>
        <text:list-item>
          <text:p text:style-name="P5">Samples mínimos van en data/samples/.</text:p>
        </text:list-item>
      </text:list>
      <text:p text:style-name="Text_20_body"/>
      <text:h text:style-name="P3" text:outline-level="3"><text:soft-page-break/>3) </text:h>
      <text:h text:style-name="P3" text:outline-level="3">infra/</text:h>
      <text:h text:style-name="Heading_20_3" text:outline-level="3"> <text:span text:style-name="T1">solo infraestructura</text:span></text:h>
      <text:list text:style-name="L3">
        <text:list-item>
          <text:p text:style-name="P6">compose, provisioners, config, dashboards</text:p>
        </text:list-item>
        <text:list-item>
          <text:p text:style-name="P6">Cero lógica de negocio en infra/.</text:p>
        </text:list-item>
      </text:list>
      <text:p text:style-name="Text_20_body"/>
      <text:h text:style-name="P3" text:outline-level="3">4) </text:h>
      <text:h text:style-name="P3" text:outline-level="3">apps/</text:h>
      <text:h text:style-name="Heading_20_3" text:outline-level="3"> <text:span text:style-name="T1">es código de producto</text:span></text:h>
      <text:list text:style-name="L4">
        <text:list-item>
          <text:p text:style-name="P7">generator, pipelines, ai, dashboard</text:p>
        </text:list-item>
        <text:list-item>
          <text:p text:style-name="P7">Cada app con pyproject.toml para packaging y tests.</text:p>
        </text:list-item>
      </text:list>
      <text:p text:style-name="Text_20_body"/>
      <text:h text:style-name="P3" text:outline-level="3">5) </text:h>
      <text:h text:style-name="P3" text:outline-level="3">db/</text:h>
      <text:h text:style-name="Heading_20_3" text:outline-level="3"> <text:span text:style-name="T1">separa SQL del runtime</text:span></text:h>
      <text:list text:style-name="L5">
        <text:list-item>
          <text:p text:style-name="P8">schema, views, rpcs, seeds</text:p>
        </text:list-item>
        <text:list-item>
          <text:p text:style-name="P8">reproducible, versionado y auditable.</text:p>
        </text:list-item>
      </text:list>
      <text:h text:style-name="P2" text:outline-level="2">Perfiles recomendados de Docker Compose (MVP-friendly)</text:h>
      <text:list text:style-name="L6">
        <text:list-item>
          <text:p text:style-name="P9">core: rustfs + postgres/supabase + dask + prefect</text:p>
        </text:list-item>
        <text:list-item>
          <text:p text:style-name="P9">bi: metabase + streamlit</text:p>
        </text:list-item>
        <text:list-item>
          <text:p text:style-name="P9">obs: prometheus + grafana</text:p>
        </text:list-item>
        <text:list-item>
          <text:p text:style-name="P9">all: todo</text:p>
        </text:list-item>
      </text:list>
      <text:p text:style-name="Text_20_body"/>
      <text:p text:style-name="Text_20_body">Esto evita que estudiantes levanten 12 contenedores cuando solo están en día 1.</text:p>
      <text:h text:style-name="P2" text:outline-level="2">Convenciones recomendadas (para el repo)</text:h>
      <text:list text:style-name="L7">
        <text:list-item>
          <text:p text:style-name="P10">ADR: ADR-####-slug.md</text:p>
        </text:list-item>
        <text:list-item>
          <text:p text:style-name="P10"><text:soft-page-break/>Diagramas: .puml + export .svg en docs/.../diagrams/</text:p>
        </text:list-item>
        <text:list-item>
          <text:p text:style-name="P10">Contratos: data/contracts/v1/...</text:p>
        </text:list-item>
        <text:list-item>
          <text:p text:style-name="P10">“Run-first”: todo pipeline recibe run_id y escribe por run</text:p>
        </text:list-item>
      </text:list>
      <text:h text:style-name="P2" text:outline-level="2">Qué te sugiero hacer inmediatamente</text:h>
      <text:list text:style-name="L8">
        <text:list-item>
          <text:p text:style-name="P11">Crear el árbol y commits “baseline”</text:p>
        </text:list-item>
        <text:list-item>
          <text:p text:style-name="P11">Mover SYSTEM-OVERVIEW.md, ADRs y diagramas a la estructura</text:p>
        </text:list-item>
        <text:list-item>
          <text:p text:style-name="P11">Crear data/contracts/v1/ y poner ahí contratos</text:p>
        </text:list-item>
        <text:list-item>
          <text:p text:style-name="P11">Luego arrancamos Día 1 con infra/compose/docker-compose.ym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0:11:02.405108000</meta:creation-date>
    <dc:date>2026-02-19T10:14:17.455576000</dc:date>
    <meta:editing-duration>PT3M15S</meta:editing-duration>
    <meta:editing-cycles>1</meta:editing-cycles>
    <meta:document-statistic meta:table-count="0" meta:image-count="0" meta:object-count="0" meta:page-count="5" meta:paragraph-count="179" meta:word-count="745" meta:character-count="4796" meta:non-whitespace-character-count="3649"/>
    <meta:generator>LibreOffice/25.2.4.3$MacOSX_AARCH64 LibreOffice_project/33e196637044ead23f5c3226cde09b47731f7e27</meta:generator>
  </office:meta>
</office:document-meta>
</file>